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 style:list-style-name="WWNum10">
      <style:text-properties fo:font-style="italic" style:font-style-asian="italic" style:font-style-complex="italic"/>
    </style:style>
    <style:style style:name="P2" style:family="paragraph" style:parent-style-name="List_20_Paragraph" style:list-style-name="WWNum10">
      <style:text-properties fo:font-style="italic" officeooo:rsid="001c1c9d" officeooo:paragraph-rsid="001c1c9d" style:font-style-asian="italic" style:font-style-complex="italic"/>
    </style:style>
    <style:style style:name="T1" style:family="text">
      <style:text-properties fo:font-size="14pt" fo:language="pt" fo:country="BR" style:font-size-asian="14pt" style:font-size-complex="14pt"/>
    </style:style>
    <style:style style:name="T2" style:family="text">
      <style:text-properties fo:font-size="14pt" fo:language="pt" fo:country="B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1c9d" style:font-size-asian="12pt" style:font-size-complex="12pt"/>
    </style:style>
    <style:style style:name="T6" style:family="text">
      <style:text-properties style:use-window-font-color="true" loext:opacity="0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 loext:marker-style-name="T1"><text:span text:style-name="T2">Docente: </text:span><text:span text:style-name="T3">Engº Rafael Bispo | Mestre em Computação</text:span></text:p>
      <text:p text:style-name="Standard" loext:marker-style-name="T4"><text:span text:style-name="T4">Aluno: </text:span><text:span text:style-name="T5">Lara Almeida Andrade</text:span></text:p>
      <text:p text:style-name="Standard" loext:marker-style-name="T4"><text:span text:style-name="T4">Turma: </text:span><text:span text:style-name="T5">91539</text:span></text:p>
      <text:p text:style-name="Standard" loext:marker-style-name="T4"><text:span text:style-name="T4">Data: </text:span><text:span text:style-name="T5">09/02/2026</text:span></text:p>
      <text:h text:style-name="Heading_20_1" text:outline-level="1" loext:marker-style-name="T6"><text:span text:style-name="T6">REGISTRO DE EXECUÇÃO – FORMULÁRIO Class</text:span><text:span text:style-name="T6"/></text:h>
      <text:p text:style-name="Standard"/>
      <text:list text:style-name="WWNum10">
        <text:list-item>
          <text:p text:style-name="P1" loext:marker-style-name="T7">Quantidade de itens inseridos </text:p>
          <text:p text:style-name="P2" loext:marker-style-name="T7">10 itens inseridos</text:p>
        </text:list-item>
        <text:list-item>
          <text:p text:style-name="P1" loext:marker-style-name="T7">Upload do print da BASE_ITENS</text:p>
          <text:p text:style-name="P2" loext:marker-style-name="T7">Inseri no Github</text:p>
        </text:list-item>
        <text:list-item>
          <text:p text:style-name="P1" loext:marker-style-name="T7">Upload do print da Curva ABC</text:p>
        </text:list-item>
        <text:list-item>
          <text:p text:style-name="P1" loext:marker-style-name="T7">Upload do arquivo XLS</text:p>
          <text:p text:style-name="P2" loext:marker-style-name="T7">Inseri no Github</text:p>
        </text:list-item>
        <text:list-item>
          <text:p text:style-name="P1" loext:marker-style-name="T7">Maior dificuldade encontrada</text:p>
          <text:p text:style-name="P2" loext:marker-style-name="T7">Tudo, não entendi nada</text:p>
        </text:list-item>
      </text:list>
      <text:p text:style-name="Standard"/>
      <text:p text:style-name="Standard" loext:marker-style-name="T8">O envio do formulário valida a presença na atividade.<text:span text:style-name="T8"> Dever ser enviado no </text:span><text:span text:style-name="T9">google class Room e/ou GIT de forma </text:span><text:span text:style-name="T10">INDIVIDUAL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1" fo:font-family="Calibri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o_20_de_20_texto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1" fo:font-family="Calibri" style:font-family-generic="swiss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1" fo:font-family="Calibri" style:font-family-generic="swiss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1" fo:font-family="Calibri" style:font-family-generic="swiss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1" fo:font-family="Calibri" style:font-family-generic="swiss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1" fo:font-family="Calibri" style:font-family-generic="swiss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1" fo:font-family="Calibri" style:font-family-generic="swiss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1" fo:font-family="Calibri" style:font-family-generic="swiss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1" fo:font-family="Calibri" style:font-family-generic="swiss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1" fo:font-family="Calibri" style:font-family-generic="swiss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1" fo:font-family="Calibri" style:font-family-generic="swiss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ítulo_20_Char" style:class="chapter">
      <style:text-properties fo:color="#4f81bd" loext:opacity="100%" style:font-name="Calibri1" fo:font-family="Calibri" style:font-family-generic="swiss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Corpo_20_de_20_texto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Corpo_20_de_20_texto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Texto_20_de_20_macro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Citação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har" style:display-name="Título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Título_20_3_20_Char" style:display-name="Título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ítulo_20_Char" style:display-name="Título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ítulo_20_Char" style:display-name="Subtítulo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Corpo_20_de_20_texto_20_Char" style:display-name="Corpo de texto Char" style:family="text" style:parent-style-name="Default_20_Paragraph_20_Font"/>
    <style:style style:name="Corpo_20_de_20_texto_20_2_20_Char" style:display-name="Corpo de texto 2 Char" style:family="text" style:parent-style-name="Default_20_Paragraph_20_Font" loext:linked-style-name="Body_20_Text_20_2"/>
    <style:style style:name="Corpo_20_de_20_texto_20_3_20_Char" style:display-name="Corpo de texto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Texto_20_de_20_macro_20_Char" style:display-name="Texto de macro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Citação_20_Char" style:display-name="Citação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Título_20_4_20_Char" style:display-name="Título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Título_20_5_20_Char" style:display-name="Título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6_20_Char" style:display-name="Título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7_20_Char" style:display-name="Título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ítulo_20_8_20_Char" style:display-name="Título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Título_20_9_20_Char" style:display-name="Título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family-generic="roman" style:font-pitch="variable"/>
    </style:style>
    <style:style style:name="ListLabel_20_2" style:display-name="ListLabel 2" style:family="text">
      <style:text-properties style:font-name="Cambria" fo:font-family="Cambria" style:font-family-generic="roman" style:font-pitch="variable"/>
    </style:style>
    <style:style style:name="ListLabel_20_3" style:display-name="ListLabel 3" style:family="text">
      <style:text-properties style:font-name="Cambria" fo:font-family="Cambria" style:font-family-generic="roman" style:font-pitch="variable"/>
    </style:style>
    <style:style style:name="ListLabel_20_4" style:display-name="ListLabel 4" style:family="text">
      <style:text-properties style:font-name="Cambria" fo:font-family="Cambria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8</meta:editing-cycles>
    <meta:creation-date>2013-12-23T23:15:00</meta:creation-date>
    <dc:date>2026-02-09T18:11:54.313586900</dc:date>
    <meta:editing-duration>PT11M5S</meta:editing-duration>
    <meta:generator>LibreOffice/25.8.3.2$Windows_X86_64 LibreOffice_project/8ca8d55c161d602844f5428fa4b58097424e324e</meta:generator>
    <meta:document-statistic meta:table-count="0" meta:image-count="0" meta:object-count="0" meta:page-count="1" meta:paragraph-count="15" meta:word-count="82" meta:character-count="487" meta:non-whitespace-character-count="423"/>
    <meta:user-defined meta:name="AppVersion">16.0000</meta:user-defined>
    <meta:template xlink:type="simple" xlink:actuate="onRequest" xlink:title="Normal" xlink:href=""/>
  </office:meta>
</office:document-meta>
</file>